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5cm"/>
    </style:style>
    <style:style style:name="co4" style:family="table-column">
      <style:table-column-properties fo:break-before="auto" style:column-width="9.888cm"/>
    </style:style>
    <style:style style:name="co5" style:family="table-column">
      <style:table-column-properties fo:break-before="auto" style:column-width="8.30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4" table:default-cell-style-name="Default"/>
        <table:table-column table:style-name="co5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>
            <text:p>Xélor :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4" office:value-type="date" office:date-value="2013-04-20">
            <text:p>20/04/13</text:p>
          </table:table-cell>
          <table:table-cell table:style-name="ce4" office:value-type="date" office:date-value="2013-04-21">
            <text:p>21/04/13</text:p>
          </table:table-cell>
          <table:table-cell table:style-name="ce2" table:number-columns-repeated="10"/>
        </table:table-row>
        <table:table-row table:style-name="ro2">
          <table:table-cell office:value-type="string">
            <text:p>Ralentissement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2">
          <table:table-cell office:value-type="string">
            <text:p>Rembobinage</text:p>
          </table:table-cell>
          <table:table-cell office:value-type="string">
            <text:p>Ne fonctionne pas</text:p>
          </table:table-cell>
          <table:table-cell table:number-columns-repeated="11"/>
        </table:table-row>
        <table:table-row table:style-name="ro2">
          <table:table-cell office:value-type="string">
            <text:p>Aiguille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2">
          <table:table-cell office:value-type="string">
            <text:p>Gelure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2">
          <table:table-cell office:value-type="string">
            <text:p>Sablier de Xélor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2">
          <table:table-cell office:value-type="string">
            <text:p>Rayon Obscur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2">
          <table:table-cell office:value-type="string">
            <text:p>Téléportation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2">
          <table:table-cell office:value-type="string">
            <text:p>Flétrissement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1">
          <table:table-cell office:value-type="string">
            <text:p>Flou</text:p>
          </table:table-cell>
          <table:table-cell office:value-type="string">
            <text:p>Problème au niveau des retraits de PA</text:p>
          </table:table-cell>
          <table:table-cell table:number-columns-repeated="11"/>
        </table:table-row>
        <table:table-row table:style-name="ro1">
          <table:table-cell office:value-type="string">
            <text:p>Poussière Temporelle</text:p>
          </table:table-cell>
          <table:table-cell office:value-type="string">
            <text:p>Problème de zone du sort</text:p>
          </table:table-cell>
          <table:table-cell table:number-columns-repeated="11"/>
        </table:table-row>
        <table:table-row table:style-name="ro1">
          <table:table-cell office:value-type="string">
            <text:p>Vol du Temps</text:p>
          </table:table-cell>
          <table:table-cell office:value-type="string">
            <text:p>Le vole de PA doit être non fixe</text:p>
          </table:table-cell>
          <table:table-cell table:number-columns-repeated="11"/>
        </table:table-row>
        <table:table-row table:style-name="ro1">
          <table:table-cell office:value-type="string">
            <text:p>Aiguille Chercheuse</text:p>
          </table:table-cell>
          <table:table-cell office:value-type="string">
            <text:p>IA fonctionnelle mais à revoir</text:p>
          </table:table-cell>
          <table:table-cell table:number-columns-repeated="11"/>
        </table:table-row>
        <table:table-row table:style-name="ro1">
          <table:table-cell office:value-type="string">
            <text:p>Dévouement</text:p>
          </table:table-cell>
          <table:table-cell office:value-type="string">
            <text:p>Doit être donner aussi aux ennemies</text:p>
          </table:table-cell>
          <table:table-cell table:number-columns-repeated="11"/>
        </table:table-row>
        <table:table-row table:style-name="ro2">
          <table:table-cell office:value-type="string">
            <text:p>Fuite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1">
          <table:table-cell office:value-type="string">
            <text:p>Démotivation</text:p>
          </table:table-cell>
          <table:table-cell office:value-type="string">
            <text:p>Esquive de PA à faire.</text:p>
          </table:table-cell>
          <table:table-cell table:number-columns-repeated="11"/>
        </table:table-row>
        <table:table-row table:style-name="ro1">
          <table:table-cell office:value-type="string">
            <text:p>Contre</text:p>
          </table:table-cell>
          <table:table-cell office:value-type="string">
            <text:p>Ne doit pas réduire les dégâts</text:p>
          </table:table-cell>
          <table:table-cell table:number-columns-repeated="11"/>
        </table:table-row>
        <table:table-row table:style-name="ro1">
          <table:table-cell office:value-type="string">
            <text:p>Momification</text:p>
          </table:table-cell>
          <table:table-cell office:value-type="string">
            <text:p>Revoir la réduction des dommages et l'effet visuel</text:p>
          </table:table-cell>
          <table:table-cell table:number-columns-repeated="11"/>
        </table:table-row>
        <table:table-row table:style-name="ro1">
          <table:table-cell office:value-type="string">
            <text:p>Horloge</text:p>
          </table:table-cell>
          <table:table-cell office:value-type="string">
            <text:p>Le vole de PA doit être non fixe</text:p>
          </table:table-cell>
          <table:table-cell table:number-columns-repeated="11"/>
        </table:table-row>
        <table:table-row table:style-name="ro2">
          <table:table-cell office:value-type="string">
            <text:p>Frappe de Xélor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2">
          <table:table-cell office:value-type="string">
            <text:p>Cadran de Xélor</text:p>
          </table:table-cell>
          <table:table-cell office:value-type="string">
            <text:p>Doit retirer des % d'esquive PA</text:p>
          </table:table-cell>
          <table:table-cell table:number-columns-repeated="11"/>
        </table:table-row>
        <table:table-row table:style-name="ro2">
          <table:table-cell office:value-type="string">
            <text:p>Invocation de Dopeul Xélor</text:p>
          </table:table-cell>
          <table:table-cell office:value-type="string">
            <text:p>IA fonctionnelle mais à revoir</text:p>
          </table:table-cell>
          <table:table-cell table:number-columns-repeated="11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21/04/2013</text:date>, <text:time>11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02:13:40.47</meta:creation-date>
    <meta:generator>OpenOffice.org/3.4.1$Win32 OpenOffice.org_project/341m1$Build-9593</meta:generator>
    <dc:date>2013-04-21T11:15:44.79</dc:date>
    <meta:editing-duration>PT1H22M55S</meta:editing-duration>
    <meta:editing-cycles>6</meta:editing-cycles>
    <meta:document-statistic meta:table-count="3" meta:cell-count="46" meta:object-count="0"/>
  </office:meta>
</office:document-meta>
</file>